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T3" style:parent-style-name="Absatz-Standardschriftart" style:family="text">
      <style:text-properties style:text-position="sub 63.6%"/>
    </style:style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2" style:family="paragraph"/>
    <style:style style:name="P8" style:parent-style-name="Listenabsatz" style:list-style-name="LFO2" style:family="paragraph"/>
    <style:style style:name="P9" style:parent-style-name="Listenabsatz" style:list-style-name="LFO3" style:family="paragraph">
      <style:text-properties fo:language="en" fo:country="GB"/>
    </style:style>
    <style:style style:name="P10" style:parent-style-name="Listenabsatz" style:list-style-name="LFO3" style:family="paragraph"/>
    <style:style style:name="P11" style:parent-style-name="Listenabsatz" style:list-style-name="LFO4" style:family="paragraph"/>
    <style:style style:name="P12" style:parent-style-name="Listenabsatz" style:list-style-name="LFO4" style:family="paragraph"/>
  </office:automatic-styles>
  <office:body>
    <office:text text:use-soft-page-breaks="true">
      <text:p text:style-name="P1">(1)</text:p>
      <text:p text:style-name="Standard">a)</text:p>
      <text:list text:style-name="LFO1" text:continue-numbering="true">
        <text:list-item>
          <text:p text:style-name="P2">Basisband: [0; f<text:span text:style-name="T3">max</text:span>]; Other: verschiebung in höheren Frequenzbereich</text:p>
        </text:list-item>
        <text:list-item>
          <text:p text:style-name="P4">Basisband: LAN; Other: WLAN</text:p>
        </text:list-item>
        <text:list-item>
          <text:p text:style-name="P5">Der Empfänger braucht häufige Symbolwechsel um die Nachricht ohne Fehler zu erkennen; Leitungscode garantieren dies.</text:p>
        </text:list-item>
        <text:list-item>
          <text:p text:style-name="P6">Man kann es über die Luft übertragen</text:p>
        </text:list-item>
      </text:list>
      <text:p text:style-name="Standard">b) …</text:p>
      <text:p text:style-name="Standard">c)</text:p>
      <text:p text:style-name="Standard">Häufigerer Spannungswechsel</text:p>
      <text:p text:style-name="Standard">d)</text:p>
      <text:p text:style-name="Standard">Weil die 4B/5B Codierung so disgned ist, dass 4 bit zu 5 bit mit häufigen Symbolwechsel umformiert wird.</text:p>
      <text:p text:style-name="Standard">e) …</text:p>
      <text:p text:style-name="Standard">f) ?</text:p>
      <text:p text:style-name="Standard"/>
      <text:p text:style-name="Standard">(2)</text:p>
      <text:p text:style-name="Standard">a)</text:p>
      <text:list text:style-name="LFO2" text:continue-numbering="true">
        <text:list-item>
          <text:p text:style-name="P7">TDM (Time Division Multiplexing)</text:p>
        </text:list-item>
        <text:list-item>
          <text:p text:style-name="P8">FDM (Frequency Divison Multiplexing)</text:p>
        </text:list-item>
      </text:list>
      <text:p text:style-name="Standard">b)</text:p>
      <text:list text:style-name="LFO3" text:continue-numbering="true">
        <text:list-item>
          <text:p text:style-name="P9">124 * 156 bits = 19,344 kbit/ 0,577 ms ~= 33,53 Mbit<text:s/>/ s<text:s/>~= 4,19 MB / s</text:p>
        </text:list-item>
        <text:list-item>
          <text:p text:style-name="P10">124 * 8 = 992</text:p>
        </text:list-item>
      </text:list>
      <text:p text:style-name="Standard">(3)</text:p>
      <text:p text:style-name="Standard">a)</text:p>
      <text:list text:style-name="LFO4" text:continue-numbering="true">
        <text:list-item>
          <text:p text:style-name="P11">08:00:27:c8:3d:96</text:p>
        </text:list-item>
        <text:list-item>
          <text:p text:style-name="P12">?</text:p>
        </text:list-item>
      </text:list>
      <text:p text:style-name="Standard">b)</text:p>
      <text:p text:style-name="Standard">PCS Systemtechnik Gmb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-Luis Bertram</meta:initial-creator>
    <dc:creator>Anton-Luis Bertram</dc:creator>
    <meta:creation-date>2021-10-25T09:42:00Z</meta:creation-date>
    <dc:date>2021-10-25T11:11:00Z</dc:date>
    <meta:template xlink:href="Normal.dotm" xlink:type="simple"/>
    <meta:editing-cycles>5</meta:editing-cycles>
    <meta:editing-duration>PT0S</meta:editing-duration>
    <meta:document-statistic meta:page-count="1" meta:paragraph-count="1" meta:word-count="86" meta:character-count="631" meta:row-count="4" meta:non-whitespace-character-count="546"/>
  </office:meta>
</office:document-meta>
</file>